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9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0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1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2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3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4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5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6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7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8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19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0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1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2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3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4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5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6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7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8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29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0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1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2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3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4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5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6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7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8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39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0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1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2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3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4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5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6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7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8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49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0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1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2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3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4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5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6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7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8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59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0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1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2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3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4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5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6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7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8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69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0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1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2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3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4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5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6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7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8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79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0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1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2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3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4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5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6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7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7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8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89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90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91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92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93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94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95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  <style:style style:name="ce896" style:family="table-cell">
      <style:map style:condition="of:cell-content()=&quot;JD&quot;" style:apply-style-name="cf2"/>
      <style:map style:condition="of:cell-content()=&quot;Daniel&quot;" style:apply-style-name="cf1"/>
      <style:map style:condition="of:cell-content()=&quot;JuanSe&quot;" style:apply-style-name="cf3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4">
            <text:p>JD</text:p>
          </table:table-cell>
          <table:table-cell office:value-type="string" table:style-name="ce3">
            <text:p>Daniel</text:p>
          </table:table-cell>
          <table:table-cell office:value-type="string" table:style-name="ce9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5">
            <text:p>Fortran</text:p>
          </table:table-cell>
          <table:table-cell office:value-type="string" table:style-name="ce6">
            <text:p>Javascript</text:p>
          </table:table-cell>
          <table:table-cell office:value-type="string" table:style-name="ce10">
            <text:p>Python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7"/>
          <table:table-cell table:style-name="ce8"/>
          <table:table-cell table:style-name="ce11"/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3">
            <text:p>JD</text:p>
          </table:table-cell>
          <table:table-cell office:value-type="string" table:style-name="ce12">
            <text:p>Daniel</text:p>
          </table:table-cell>
          <table:table-cell office:value-type="string" table:style-name="ce18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4">
            <text:p>Cpp</text:p>
          </table:table-cell>
          <table:table-cell office:value-type="string" table:style-name="ce15">
            <text:p>Python</text:p>
          </table:table-cell>
          <table:table-cell table:style-name="ce19"/>
          <table:table-cell table:number-columns-repeated="16380"/>
        </table:table-row>
        <table:table-row table:style-name="ro1">
          <table:table-cell table:style-name="ce1"/>
          <table:table-cell table:style-name="ce16"/>
          <table:table-cell table:style-name="ce17"/>
          <table:table-cell table:style-name="ce20"/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2">
            <text:p>JD</text:p>
          </table:table-cell>
          <table:table-cell office:value-type="string" table:style-name="ce21">
            <text:p>Daniel</text:p>
          </table:table-cell>
          <table:table-cell office:value-type="string" table:style-name="ce26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3">
            <text:p>Python</text:p>
          </table:table-cell>
          <table:table-cell office:value-type="string" table:style-name="ce24">
            <text:p>Cpp</text:p>
          </table:table-cell>
          <table:table-cell table:style-name="ce27"/>
          <table:table-cell table:number-columns-repeated="16380"/>
        </table:table-row>
        <table:table-row table:style-name="ro1">
          <table:table-cell table:style-name="ce1"/>
          <table:table-cell table:style-name="ce29"/>
          <table:table-cell table:style-name="ce25"/>
          <table:table-cell table:style-name="ce28"/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1">
            <text:p>JD</text:p>
          </table:table-cell>
          <table:table-cell office:value-type="string" table:style-name="ce30">
            <text:p>Daniel</text:p>
          </table:table-cell>
          <table:table-cell office:value-type="string" table:style-name="ce34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3">
            <text:p>Javascript</text:p>
          </table:table-cell>
          <table:table-cell office:value-type="string" table:style-name="ce32">
            <text:p>Python</text:p>
          </table:table-cell>
          <table:table-cell table:style-name="ce35"/>
          <table:table-cell table:number-columns-repeated="16380"/>
        </table:table-row>
        <table:table-row table:style-name="ro1">
          <table:table-cell table:style-name="ce1"/>
          <table:table-cell table:style-name="ce37"/>
          <table:table-cell table:style-name="ce36"/>
          <table:table-cell table:style-name="ce42"/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9">
            <text:p>JuanSe</text:p>
          </table:table-cell>
          <table:table-cell office:value-type="string" table:style-name="ce38">
            <text:p>JD</text:p>
          </table:table-cell>
          <table:table-cell office:value-type="string" table:style-name="ce4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40">
            <text:p>Python</text:p>
          </table:table-cell>
          <table:table-cell office:value-type="string" table:style-name="ce41">
            <text:p>Fortran</text:p>
          </table:table-cell>
          <table:table-cell office:value-type="string" table:style-name="ce44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50"/>
          <table:table-cell table:style-name="ce52"/>
          <table:table-cell table:style-name="ce51"/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54">
            <text:p>JD</text:p>
          </table:table-cell>
          <table:table-cell office:value-type="string" table:style-name="ce55">
            <text:p>Daniel</text:p>
          </table:table-cell>
          <table:table-cell office:value-type="string" table:style-name="ce5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47">
            <text:p>Fortran</text:p>
          </table:table-cell>
          <table:table-cell office:value-type="string" table:style-name="ce45">
            <text:p>Javascript</text:p>
          </table:table-cell>
          <table:table-cell office:value-type="string" table:style-name="ce46">
            <text:p>R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61"/>
          <table:table-cell table:style-name="ce63"/>
          <table:table-cell table:style-name="ce48"/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57">
            <text:p>Daniel</text:p>
          </table:table-cell>
          <table:table-cell office:value-type="string" table:style-name="ce60">
            <text:p>JuanSe</text:p>
          </table:table-cell>
          <table:table-cell office:value-type="string" table:style-name="ce49">
            <text:p>JD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56">
            <text:p>Fortran</text:p>
          </table:table-cell>
          <table:table-cell office:value-type="string" table:style-name="ce59">
            <text:p>Python</text:p>
          </table:table-cell>
          <table:table-cell office:value-type="string" table:style-name="ce257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58"/>
          <table:table-cell table:style-name="ce64"/>
          <table:table-cell table:style-name="ce258"/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62">
            <text:p>JuanSe</text:p>
          </table:table-cell>
          <table:table-cell office:value-type="string" table:style-name="ce65">
            <text:p>Daniel</text:p>
          </table:table-cell>
          <table:table-cell office:value-type="string" table:style-name="ce259">
            <text:p>JD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72">
            <text:p>Python</text:p>
          </table:table-cell>
          <table:table-cell office:value-type="string" table:style-name="ce75">
            <text:p>Javascript</text:p>
          </table:table-cell>
          <table:table-cell office:value-type="string" table:style-name="ce260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69"/>
          <table:table-cell table:style-name="ce71"/>
          <table:table-cell table:style-name="ce261"/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66">
            <text:p>JD</text:p>
          </table:table-cell>
          <table:table-cell office:value-type="string" table:style-name="ce68">
            <text:p>JuanSe</text:p>
          </table:table-cell>
          <table:table-cell office:value-type="string" table:style-name="ce262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67">
            <text:p>Fortran</text:p>
          </table:table-cell>
          <table:table-cell office:value-type="string" table:style-name="ce70">
            <text:p>R</text:p>
          </table:table-cell>
          <table:table-cell office:value-type="string" table:style-name="ce263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73"/>
          <table:table-cell table:style-name="ce74"/>
          <table:table-cell table:style-name="ce264"/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82">
            <text:p>JD</text:p>
          </table:table-cell>
          <table:table-cell office:value-type="string" table:style-name="ce85">
            <text:p>JuanSe</text:p>
          </table:table-cell>
          <table:table-cell office:value-type="string" table:style-name="ce265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79">
            <text:p>Python</text:p>
          </table:table-cell>
          <table:table-cell office:value-type="string" table:style-name="ce81">
            <text:p>Cpp</text:p>
          </table:table-cell>
          <table:table-cell office:value-type="string" table:style-name="ce266">
            <text:p>Fortran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76"/>
          <table:table-cell table:style-name="ce78"/>
          <table:table-cell table:style-name="ce267"/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77">
            <text:p>Daniel</text:p>
          </table:table-cell>
          <table:table-cell office:value-type="string" table:style-name="ce80">
            <text:p>JD</text:p>
          </table:table-cell>
          <table:table-cell office:value-type="string" table:style-name="ce268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83">
            <text:p>Javascript</text:p>
          </table:table-cell>
          <table:table-cell office:value-type="string" table:style-name="ce84">
            <text:p>Python</text:p>
          </table:table-cell>
          <table:table-cell table:style-name="ce269"/>
          <table:table-cell table:number-columns-repeated="16380"/>
        </table:table-row>
        <table:table-row table:style-name="ro1">
          <table:table-cell table:style-name="ce1"/>
          <table:table-cell table:style-name="ce92"/>
          <table:table-cell table:style-name="ce95"/>
          <table:table-cell table:style-name="ce270"/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89">
            <text:p>JuanSe</text:p>
          </table:table-cell>
          <table:table-cell office:value-type="string" table:style-name="ce91">
            <text:p>JD</text:p>
          </table:table-cell>
          <table:table-cell office:value-type="string" table:style-name="ce271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86">
            <text:p>Javascript</text:p>
          </table:table-cell>
          <table:table-cell office:value-type="string" table:style-name="ce88">
            <text:p>Fortran</text:p>
          </table:table-cell>
          <table:table-cell table:style-name="ce272"/>
          <table:table-cell table:number-columns-repeated="16380"/>
        </table:table-row>
        <table:table-row table:style-name="ro1">
          <table:table-cell table:style-name="ce1"/>
          <table:table-cell table:style-name="ce87"/>
          <table:table-cell table:style-name="ce90"/>
          <table:table-cell table:style-name="ce273"/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93">
            <text:p>JuanSe</text:p>
          </table:table-cell>
          <table:table-cell office:value-type="string" table:style-name="ce94">
            <text:p>Daniel</text:p>
          </table:table-cell>
          <table:table-cell office:value-type="string" table:style-name="ce274">
            <text:p>JD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97">
            <text:p>Python</text:p>
          </table:table-cell>
          <table:table-cell office:value-type="string" table:style-name="ce96">
            <text:p>Javascript</text:p>
          </table:table-cell>
          <table:table-cell office:value-type="string" table:style-name="ce275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98"/>
          <table:table-cell table:style-name="ce99"/>
          <table:table-cell table:style-name="ce276"/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01">
            <text:p>JD</text:p>
          </table:table-cell>
          <table:table-cell office:value-type="string" table:style-name="ce100">
            <text:p>Daniel</text:p>
          </table:table-cell>
          <table:table-cell office:value-type="string" table:style-name="ce277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02">
            <text:p>Python</text:p>
          </table:table-cell>
          <table:table-cell office:value-type="string" table:style-name="ce103">
            <text:p>Fortran</text:p>
          </table:table-cell>
          <table:table-cell office:value-type="string" table:style-name="ce278">
            <text:p>R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05"/>
          <table:table-cell table:style-name="ce104"/>
          <table:table-cell table:style-name="ce279"/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12">
            <text:p>JuanSe</text:p>
          </table:table-cell>
          <table:table-cell office:value-type="string" table:style-name="ce106">
            <text:p>JD</text:p>
          </table:table-cell>
          <table:table-cell office:value-type="string" table:style-name="ce280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07">
            <text:p>Python</text:p>
          </table:table-cell>
          <table:table-cell office:value-type="string" table:style-name="ce163">
            <text:p>Cpp</text:p>
          </table:table-cell>
          <table:table-cell office:value-type="string" table:style-name="ce281">
            <text:p>Fortran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08"/>
          <table:table-cell table:style-name="ce164"/>
          <table:table-cell table:style-name="ce282"/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09">
            <text:p>JuanSe</text:p>
          </table:table-cell>
          <table:table-cell office:value-type="string" table:style-name="ce165">
            <text:p>JD</text:p>
          </table:table-cell>
          <table:table-cell office:value-type="string" table:style-name="ce28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10">
            <text:p>Python</text:p>
          </table:table-cell>
          <table:table-cell office:value-type="string" table:style-name="ce166">
            <text:p>Cpp</text:p>
          </table:table-cell>
          <table:table-cell office:value-type="string" table:style-name="ce284">
            <text:p>JavaScript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11"/>
          <table:table-cell table:style-name="ce167"/>
          <table:table-cell table:style-name="ce285"/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13">
            <text:p>Daniel</text:p>
          </table:table-cell>
          <table:table-cell office:value-type="string" table:style-name="ce153">
            <text:p>JD</text:p>
          </table:table-cell>
          <table:table-cell office:value-type="string" table:style-name="ce286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14">
            <text:p>Cpp</text:p>
          </table:table-cell>
          <table:table-cell office:value-type="string" table:style-name="ce154">
            <text:p>Python</text:p>
          </table:table-cell>
          <table:table-cell table:style-name="ce287"/>
          <table:table-cell table:number-columns-repeated="16380"/>
        </table:table-row>
        <table:table-row table:style-name="ro1">
          <table:table-cell table:style-name="ce1"/>
          <table:table-cell table:style-name="ce115"/>
          <table:table-cell table:style-name="ce155"/>
          <table:table-cell table:style-name="ce288"/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16">
            <text:p>JuanSe</text:p>
          </table:table-cell>
          <table:table-cell office:value-type="string" table:style-name="ce156">
            <text:p>Daniel</text:p>
          </table:table-cell>
          <table:table-cell office:value-type="string" table:style-name="ce289">
            <text:p>JD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17">
            <text:p>R</text:p>
          </table:table-cell>
          <table:table-cell office:value-type="string" table:style-name="ce157">
            <text:p>Cpp</text:p>
          </table:table-cell>
          <table:table-cell table:style-name="ce290"/>
          <table:table-cell table:number-columns-repeated="16380"/>
        </table:table-row>
        <table:table-row table:style-name="ro1">
          <table:table-cell table:style-name="ce1"/>
          <table:table-cell table:style-name="ce118"/>
          <table:table-cell table:style-name="ce143"/>
          <table:table-cell table:style-name="ce291"/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19">
            <text:p>Daniel</text:p>
          </table:table-cell>
          <table:table-cell office:value-type="string" table:style-name="ce144">
            <text:p>JuanSe</text:p>
          </table:table-cell>
          <table:table-cell office:value-type="string" table:style-name="ce292">
            <text:p>JD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20">
            <text:p>Python</text:p>
          </table:table-cell>
          <table:table-cell table:style-name="ce145"/>
          <table:table-cell table:style-name="ce293"/>
          <table:table-cell table:number-columns-repeated="16380"/>
        </table:table-row>
        <table:table-row table:style-name="ro1">
          <table:table-cell table:style-name="ce1"/>
          <table:table-cell table:style-name="ce121"/>
          <table:table-cell table:style-name="ce146"/>
          <table:table-cell table:style-name="ce294"/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22">
            <text:p>JD</text:p>
          </table:table-cell>
          <table:table-cell office:value-type="string" table:style-name="ce147">
            <text:p>JuanSe</text:p>
          </table:table-cell>
          <table:table-cell office:value-type="string" table:style-name="ce295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23">
            <text:p>Python</text:p>
          </table:table-cell>
          <table:table-cell office:value-type="string" table:style-name="ce133">
            <text:p>R</text:p>
          </table:table-cell>
          <table:table-cell office:value-type="string" table:style-name="ce296">
            <text:p>Cpp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24"/>
          <table:table-cell table:style-name="ce134"/>
          <table:table-cell table:style-name="ce297"/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25">
            <text:p>JuanSe</text:p>
          </table:table-cell>
          <table:table-cell office:value-type="string" table:style-name="ce135">
            <text:p>Daniel</text:p>
          </table:table-cell>
          <table:table-cell office:value-type="string" table:style-name="ce298">
            <text:p>JD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26">
            <text:p>Python</text:p>
          </table:table-cell>
          <table:table-cell office:value-type="string" table:style-name="ce136">
            <text:p>Fortran</text:p>
          </table:table-cell>
          <table:table-cell table:style-name="ce299"/>
          <table:table-cell table:number-columns-repeated="16380"/>
        </table:table-row>
        <table:table-row table:style-name="ro1">
          <table:table-cell table:style-name="ce1"/>
          <table:table-cell table:style-name="ce127"/>
          <table:table-cell table:style-name="ce137"/>
          <table:table-cell table:style-name="ce300"/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28">
            <text:p>JD</text:p>
          </table:table-cell>
          <table:table-cell office:value-type="string" table:style-name="ce138">
            <text:p>JuanSe</text:p>
          </table:table-cell>
          <table:table-cell office:value-type="string" table:style-name="ce301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29">
            <text:p>Python</text:p>
          </table:table-cell>
          <table:table-cell office:value-type="string" table:style-name="ce139">
            <text:p>Cpp</text:p>
          </table:table-cell>
          <table:table-cell office:value-type="string" table:style-name="ce302">
            <text:p>JavaScript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30"/>
          <table:table-cell table:style-name="ce140"/>
          <table:table-cell table:style-name="ce303"/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31">
            <text:p>JuanSe</text:p>
          </table:table-cell>
          <table:table-cell office:value-type="string" table:style-name="ce141">
            <text:p>Daniel</text:p>
          </table:table-cell>
          <table:table-cell office:value-type="string" table:style-name="ce304">
            <text:p>JD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32">
            <text:p>Python</text:p>
          </table:table-cell>
          <table:table-cell office:value-type="string" table:style-name="ce142">
            <text:p>Cpp</text:p>
          </table:table-cell>
          <table:table-cell table:style-name="ce305"/>
          <table:table-cell table:number-columns-repeated="16380"/>
        </table:table-row>
        <table:table-row table:style-name="ro1">
          <table:table-cell table:style-name="ce1"/>
          <table:table-cell table:style-name="ce188"/>
          <table:table-cell table:style-name="ce148"/>
          <table:table-cell table:style-name="ce306"/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89">
            <text:p>Daniel</text:p>
          </table:table-cell>
          <table:table-cell office:value-type="string" table:style-name="ce149">
            <text:p>JD</text:p>
          </table:table-cell>
          <table:table-cell office:value-type="string" table:style-name="ce307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90">
            <text:p>Python</text:p>
          </table:table-cell>
          <table:table-cell office:value-type="string" table:style-name="ce150">
            <text:p>Cpp</text:p>
          </table:table-cell>
          <table:table-cell table:style-name="ce308"/>
          <table:table-cell table:number-columns-repeated="16380"/>
        </table:table-row>
        <table:table-row table:style-name="ro1">
          <table:table-cell table:style-name="ce1"/>
          <table:table-cell table:style-name="ce191"/>
          <table:table-cell table:style-name="ce151"/>
          <table:table-cell table:style-name="ce309"/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92">
            <text:p>Daniel</text:p>
          </table:table-cell>
          <table:table-cell office:value-type="string" table:style-name="ce152">
            <text:p>JD</text:p>
          </table:table-cell>
          <table:table-cell office:value-type="string" table:style-name="ce310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93">
            <text:p>Python</text:p>
          </table:table-cell>
          <table:table-cell office:value-type="string" table:style-name="ce158">
            <text:p>Cpp</text:p>
          </table:table-cell>
          <table:table-cell table:style-name="ce311"/>
          <table:table-cell table:number-columns-repeated="16380"/>
        </table:table-row>
        <table:table-row table:style-name="ro1">
          <table:table-cell table:style-name="ce1"/>
          <table:table-cell table:style-name="ce194"/>
          <table:table-cell table:style-name="ce159"/>
          <table:table-cell table:style-name="ce312"/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95">
            <text:p>Daniel</text:p>
          </table:table-cell>
          <table:table-cell office:value-type="string" table:style-name="ce160">
            <text:p>JD</text:p>
          </table:table-cell>
          <table:table-cell office:value-type="string" table:style-name="ce31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96"/>
          <table:table-cell table:style-name="ce161"/>
          <table:table-cell table:style-name="ce314"/>
          <table:table-cell table:number-columns-repeated="16380"/>
        </table:table-row>
        <table:table-row table:style-name="ro1">
          <table:table-cell table:style-name="ce1"/>
          <table:table-cell table:style-name="ce197"/>
          <table:table-cell table:style-name="ce162"/>
          <table:table-cell table:style-name="ce315"/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98">
            <text:p>JuanSe</text:p>
          </table:table-cell>
          <table:table-cell office:value-type="string" table:style-name="ce168">
            <text:p>Daniel</text:p>
          </table:table-cell>
          <table:table-cell office:value-type="string" table:style-name="ce316">
            <text:p>JD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99"/>
          <table:table-cell table:style-name="ce169"/>
          <table:table-cell table:style-name="ce317"/>
          <table:table-cell table:number-columns-repeated="16380"/>
        </table:table-row>
        <table:table-row table:style-name="ro1">
          <table:table-cell table:style-name="ce1"/>
          <table:table-cell table:style-name="ce200"/>
          <table:table-cell table:style-name="ce170"/>
          <table:table-cell table:style-name="ce318"/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01">
            <text:p>Daniel</text:p>
          </table:table-cell>
          <table:table-cell office:value-type="string" table:style-name="ce171">
            <text:p>JD</text:p>
          </table:table-cell>
          <table:table-cell office:value-type="string" table:style-name="ce319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02">
            <text:p>Cpp</text:p>
          </table:table-cell>
          <table:table-cell table:style-name="ce172"/>
          <table:table-cell table:style-name="ce320"/>
          <table:table-cell table:number-columns-repeated="16380"/>
        </table:table-row>
        <table:table-row table:style-name="ro1">
          <table:table-cell table:style-name="ce1"/>
          <table:table-cell table:style-name="ce203"/>
          <table:table-cell table:style-name="ce173"/>
          <table:table-cell table:style-name="ce321"/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04">
            <text:p>JuanSe</text:p>
          </table:table-cell>
          <table:table-cell office:value-type="string" table:style-name="ce174">
            <text:p>JD</text:p>
          </table:table-cell>
          <table:table-cell office:value-type="string" table:style-name="ce322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05">
            <text:p>Python</text:p>
          </table:table-cell>
          <table:table-cell table:style-name="ce175"/>
          <table:table-cell table:style-name="ce323"/>
          <table:table-cell table:number-columns-repeated="16380"/>
        </table:table-row>
        <table:table-row table:style-name="ro1">
          <table:table-cell table:style-name="ce1"/>
          <table:table-cell table:style-name="ce206"/>
          <table:table-cell table:style-name="ce176"/>
          <table:table-cell table:style-name="ce324"/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07">
            <text:p>JD</text:p>
          </table:table-cell>
          <table:table-cell office:value-type="string" table:style-name="ce177">
            <text:p>Daniel</text:p>
          </table:table-cell>
          <table:table-cell office:value-type="string" table:style-name="ce325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08">
            <text:p>Javascript</text:p>
          </table:table-cell>
          <table:table-cell office:value-type="string" table:style-name="ce178">
            <text:p>Python</text:p>
          </table:table-cell>
          <table:table-cell table:style-name="ce326"/>
          <table:table-cell table:number-columns-repeated="16380"/>
        </table:table-row>
        <table:table-row table:style-name="ro1">
          <table:table-cell table:style-name="ce1"/>
          <table:table-cell table:style-name="ce209"/>
          <table:table-cell table:style-name="ce179"/>
          <table:table-cell table:style-name="ce327"/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10">
            <text:p>JuanSe</text:p>
          </table:table-cell>
          <table:table-cell office:value-type="string" table:style-name="ce180">
            <text:p>Daniel</text:p>
          </table:table-cell>
          <table:table-cell office:value-type="string" table:style-name="ce328">
            <text:p>JD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11">
            <text:p>Python</text:p>
          </table:table-cell>
          <table:table-cell table:style-name="ce181"/>
          <table:table-cell table:style-name="ce329"/>
          <table:table-cell table:number-columns-repeated="16380"/>
        </table:table-row>
        <table:table-row table:style-name="ro1">
          <table:table-cell table:style-name="ce1"/>
          <table:table-cell table:style-name="ce212"/>
          <table:table-cell table:style-name="ce182"/>
          <table:table-cell table:style-name="ce330"/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13">
            <text:p>JuanSe</text:p>
          </table:table-cell>
          <table:table-cell office:value-type="string" table:style-name="ce183">
            <text:p>JD</text:p>
          </table:table-cell>
          <table:table-cell office:value-type="string" table:style-name="ce331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14">
            <text:p>Python</text:p>
          </table:table-cell>
          <table:table-cell table:style-name="ce184"/>
          <table:table-cell table:style-name="ce332"/>
          <table:table-cell table:number-columns-repeated="16380"/>
        </table:table-row>
        <table:table-row table:style-name="ro1">
          <table:table-cell table:style-name="ce1"/>
          <table:table-cell table:style-name="ce215"/>
          <table:table-cell table:style-name="ce185"/>
          <table:table-cell table:style-name="ce333"/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16">
            <text:p>JD</text:p>
          </table:table-cell>
          <table:table-cell office:value-type="string" table:style-name="ce186">
            <text:p>Daniel</text:p>
          </table:table-cell>
          <table:table-cell office:value-type="string" table:style-name="ce334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17">
            <text:p>Python</text:p>
          </table:table-cell>
          <table:table-cell office:value-type="string" table:style-name="ce187">
            <text:p>Javascript</text:p>
          </table:table-cell>
          <table:table-cell table:style-name="ce335"/>
          <table:table-cell table:number-columns-repeated="16380"/>
        </table:table-row>
        <table:table-row table:style-name="ro1">
          <table:table-cell table:style-name="ce1"/>
          <table:table-cell table:style-name="ce218"/>
          <table:table-cell table:style-name="ce219"/>
          <table:table-cell table:style-name="ce224"/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21">
            <text:p>Daniel</text:p>
          </table:table-cell>
          <table:table-cell office:value-type="string" table:style-name="ce220">
            <text:p>JuanSe</text:p>
          </table:table-cell>
          <table:table-cell office:value-type="string" table:style-name="ce225">
            <text:p>JD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23">
            <text:p>Fortran</text:p>
          </table:table-cell>
          <table:table-cell table:style-name="ce222"/>
          <table:table-cell table:style-name="ce226"/>
          <table:table-cell table:number-columns-repeated="16380"/>
        </table:table-row>
        <table:table-row table:style-name="ro1">
          <table:table-cell table:style-name="ce1"/>
          <table:table-cell table:style-name="ce228"/>
          <table:table-cell table:style-name="ce227"/>
          <table:table-cell table:style-name="ce233"/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30">
            <text:p>Daniel</text:p>
          </table:table-cell>
          <table:table-cell office:value-type="string" table:style-name="ce229">
            <text:p>JuanSe</text:p>
          </table:table-cell>
          <table:table-cell office:value-type="string" table:style-name="ce234">
            <text:p>JD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32">
            <text:p>Python</text:p>
          </table:table-cell>
          <table:table-cell table:style-name="ce231"/>
          <table:table-cell table:style-name="ce235"/>
          <table:table-cell table:number-columns-repeated="16380"/>
        </table:table-row>
        <table:table-row table:style-name="ro1">
          <table:table-cell table:style-name="ce1"/>
          <table:table-cell table:style-name="ce236"/>
          <table:table-cell table:style-name="ce237"/>
          <table:table-cell table:style-name="ce238"/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39">
            <text:p>JuanSe</text:p>
          </table:table-cell>
          <table:table-cell office:value-type="string" table:style-name="ce240">
            <text:p>Daniel</text:p>
          </table:table-cell>
          <table:table-cell office:value-type="string" table:style-name="ce241">
            <text:p>JD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43">
            <text:p>R</text:p>
          </table:table-cell>
          <table:table-cell office:value-type="string" table:style-name="ce242">
            <text:p>Cpp</text:p>
          </table:table-cell>
          <table:table-cell table:style-name="ce248"/>
          <table:table-cell table:number-columns-repeated="16380"/>
        </table:table-row>
        <table:table-row table:style-name="ro1">
          <table:table-cell table:style-name="ce1"/>
          <table:table-cell table:style-name="ce244"/>
          <table:table-cell table:style-name="ce245"/>
          <table:table-cell table:style-name="ce249"/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46">
            <text:p>JD</text:p>
          </table:table-cell>
          <table:table-cell office:value-type="string" table:style-name="ce247">
            <text:p>Daniel</text:p>
          </table:table-cell>
          <table:table-cell office:value-type="string" table:style-name="ce250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51"/>
          <table:table-cell table:style-name="ce252"/>
          <table:table-cell table:style-name="ce253"/>
          <table:table-cell table:number-columns-repeated="16380"/>
        </table:table-row>
        <table:table-row table:style-name="ro1">
          <table:table-cell table:style-name="ce1"/>
          <table:table-cell table:style-name="ce254"/>
          <table:table-cell table:style-name="ce255"/>
          <table:table-cell table:style-name="ce256"/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660">
            <text:p>JD</text:p>
          </table:table-cell>
          <table:table-cell office:value-type="string" table:style-name="ce659">
            <text:p>Daniel</text:p>
          </table:table-cell>
          <table:table-cell office:value-type="string" table:style-name="ce665">
            <text:p>JuanSe</text:p>
          </table:table-cell>
          <table:table-cell table:number-columns-repeated="16380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661"/>
          <table:table-cell table:style-name="ce662"/>
          <table:table-cell table:style-name="ce666"/>
          <table:table-cell table:number-columns-repeated="16380" table:style-name="ce1"/>
        </table:table-row>
        <table:table-row table:style-name="ro1">
          <table:table-cell table:style-name="ce1"/>
          <table:table-cell table:style-name="ce663"/>
          <table:table-cell table:style-name="ce664"/>
          <table:table-cell table:style-name="ce667"/>
          <table:table-cell table:number-columns-repeated="16380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668">
            <text:p>JuanSe</text:p>
          </table:table-cell>
          <table:table-cell office:value-type="string" table:style-name="ce669">
            <text:p>Daniel</text:p>
          </table:table-cell>
          <table:table-cell office:value-type="string" table:style-name="ce670">
            <text:p>JD</text:p>
          </table:table-cell>
          <table:table-cell table:number-columns-repeated="16380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671"/>
          <table:table-cell office:value-type="string" table:style-name="ce672">
            <text:p>Fortran</text:p>
          </table:table-cell>
          <table:table-cell table:style-name="ce673"/>
          <table:table-cell table:number-columns-repeated="16380" table:style-name="ce1"/>
        </table:table-row>
        <table:table-row table:style-name="ro1">
          <table:table-cell table:style-name="ce1"/>
          <table:table-cell table:style-name="ce674"/>
          <table:table-cell table:style-name="ce676"/>
          <table:table-cell table:style-name="ce675"/>
          <table:table-cell table:number-columns-repeated="1638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678">
            <text:p>Daniel</text:p>
          </table:table-cell>
          <table:table-cell office:value-type="string" table:style-name="ce679">
            <text:p>JD</text:p>
          </table:table-cell>
          <table:table-cell office:value-type="string" table:style-name="ce677">
            <text:p>JuanSe</text:p>
          </table:table-cell>
          <table:table-cell table:number-columns-repeated="1638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682">
            <text:p>Javascript</text:p>
          </table:table-cell>
          <table:table-cell table:style-name="ce680"/>
          <table:table-cell table:style-name="ce681"/>
          <table:table-cell table:number-columns-repeated="16380" table:style-name="ce1"/>
        </table:table-row>
        <table:table-row table:style-name="ro1">
          <table:table-cell table:style-name="ce1"/>
          <table:table-cell table:style-name="ce697"/>
          <table:table-cell table:style-name="ce696"/>
          <table:table-cell table:style-name="ce683"/>
          <table:table-cell table:number-columns-repeated="16380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699">
            <text:p>JuanSe</text:p>
          </table:table-cell>
          <table:table-cell office:value-type="string" table:style-name="ce698">
            <text:p>Daniel</text:p>
          </table:table-cell>
          <table:table-cell office:value-type="string" table:style-name="ce684">
            <text:p>JD</text:p>
          </table:table-cell>
          <table:table-cell table:number-columns-repeated="16380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700">
            <text:p>Python</text:p>
          </table:table-cell>
          <table:table-cell table:style-name="ce701"/>
          <table:table-cell table:style-name="ce685"/>
          <table:table-cell table:style-name="ce2"/>
          <table:table-cell table:number-columns-repeated="16379"/>
        </table:table-row>
        <table:table-row table:style-name="ro1">
          <table:table-cell table:style-name="ce1"/>
          <table:table-cell table:style-name="ce691"/>
          <table:table-cell table:style-name="ce690"/>
          <table:table-cell table:style-name="ce686"/>
          <table:table-cell table:number-columns-repeated="16380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692">
            <text:p>JuanSe</text:p>
          </table:table-cell>
          <table:table-cell office:value-type="string" table:style-name="ce693">
            <text:p>Daniel</text:p>
          </table:table-cell>
          <table:table-cell office:value-type="string" table:style-name="ce687">
            <text:p>JD</text:p>
          </table:table-cell>
          <table:table-cell table:number-columns-repeated="16380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694"/>
          <table:table-cell table:style-name="ce695"/>
          <table:table-cell table:style-name="ce688"/>
          <table:table-cell table:number-columns-repeated="16380" table:style-name="ce1"/>
        </table:table-row>
        <table:table-row table:style-name="ro1">
          <table:table-cell table:style-name="ce1"/>
          <table:table-cell table:style-name="ce703"/>
          <table:table-cell table:style-name="ce702"/>
          <table:table-cell table:style-name="ce689"/>
          <table:table-cell table:number-columns-repeated="16380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704">
            <text:p>JuanSe</text:p>
          </table:table-cell>
          <table:table-cell office:value-type="string" table:style-name="ce705">
            <text:p>Daniel</text:p>
          </table:table-cell>
          <table:table-cell office:value-type="string" table:style-name="ce708">
            <text:p>JD</text:p>
          </table:table-cell>
          <table:table-cell table:number-columns-repeated="16380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707"/>
          <table:table-cell table:style-name="ce706"/>
          <table:table-cell table:style-name="ce709"/>
          <table:table-cell table:number-columns-repeated="16380"/>
        </table:table-row>
        <table:table-row table:style-name="ro1">
          <table:table-cell table:style-name="ce1"/>
          <table:table-cell table:style-name="ce714"/>
          <table:table-cell table:style-name="ce713"/>
          <table:table-cell table:style-name="ce710"/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716">
            <text:p>Daniel</text:p>
          </table:table-cell>
          <table:table-cell office:value-type="string" table:style-name="ce715">
            <text:p>JD</text:p>
          </table:table-cell>
          <table:table-cell office:value-type="string" table:style-name="ce711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717">
            <text:p>Cpp</text:p>
          </table:table-cell>
          <table:table-cell table:style-name="ce718"/>
          <table:table-cell table:style-name="ce712"/>
          <table:table-cell table:number-columns-repeated="16380"/>
        </table:table-row>
        <table:table-row table:style-name="ro1">
          <table:table-cell table:style-name="ce1"/>
          <table:table-cell table:style-name="ce720"/>
          <table:table-cell table:style-name="ce719"/>
          <table:table-cell table:style-name="ce725"/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721">
            <text:p>Daniel</text:p>
          </table:table-cell>
          <table:table-cell office:value-type="string" table:style-name="ce722">
            <text:p>JuanSe</text:p>
          </table:table-cell>
          <table:table-cell office:value-type="string" table:style-name="ce726">
            <text:p>JD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723">
            <text:p>Fortran</text:p>
          </table:table-cell>
          <table:table-cell table:style-name="ce724"/>
          <table:table-cell table:style-name="ce727"/>
          <table:table-cell table:number-columns-repeated="16380"/>
        </table:table-row>
        <table:table-row table:style-name="ro1">
          <table:table-cell table:style-name="ce1"/>
          <table:table-cell table:style-name="ce730"/>
          <table:table-cell table:style-name="ce731"/>
          <table:table-cell table:style-name="ce728"/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733">
            <text:p>JuanSe</text:p>
          </table:table-cell>
          <table:table-cell office:value-type="string" table:style-name="ce732">
            <text:p>Daniel</text:p>
          </table:table-cell>
          <table:table-cell office:value-type="string" table:style-name="ce729">
            <text:p>JD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396"/>
          <table:table-cell table:style-name="ce734"/>
          <table:table-cell table:style-name="ce735"/>
          <table:table-cell table:number-columns-repeated="16380"/>
        </table:table-row>
        <table:table-row table:style-name="ro1">
          <table:table-cell table:style-name="ce1"/>
          <table:table-cell table:style-name="ce391"/>
          <table:table-cell table:style-name="ce336"/>
          <table:table-cell table:style-name="ce736"/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92">
            <text:p>JD</text:p>
          </table:table-cell>
          <table:table-cell office:value-type="string" table:style-name="ce337">
            <text:p>JuanSe</text:p>
          </table:table-cell>
          <table:table-cell office:value-type="string" table:style-name="ce737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393"/>
          <table:table-cell table:style-name="ce338"/>
          <table:table-cell table:style-name="ce738"/>
          <table:table-cell table:number-columns-repeated="16380"/>
        </table:table-row>
        <table:table-row table:style-name="ro1">
          <table:table-cell table:style-name="ce1"/>
          <table:table-cell table:style-name="ce394"/>
          <table:table-cell table:style-name="ce339"/>
          <table:table-cell table:style-name="ce739"/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95">
            <text:p>Daniel</text:p>
          </table:table-cell>
          <table:table-cell office:value-type="string" table:style-name="ce340">
            <text:p>JuanSe</text:p>
          </table:table-cell>
          <table:table-cell office:value-type="string" table:style-name="ce740">
            <text:p>JD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86">
            <text:p>Python</text:p>
          </table:table-cell>
          <table:table-cell table:style-name="ce341"/>
          <table:table-cell table:style-name="ce741"/>
          <table:table-cell table:number-columns-repeated="16380"/>
        </table:table-row>
        <table:table-row table:style-name="ro1">
          <table:table-cell table:style-name="ce1"/>
          <table:table-cell table:style-name="ce387"/>
          <table:table-cell table:style-name="ce342"/>
          <table:table-cell table:style-name="ce742"/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88">
            <text:p>JD</text:p>
          </table:table-cell>
          <table:table-cell office:value-type="string" table:style-name="ce343">
            <text:p>Daniel</text:p>
          </table:table-cell>
          <table:table-cell office:value-type="string" table:style-name="ce74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389"/>
          <table:table-cell table:style-name="ce344"/>
          <table:table-cell table:style-name="ce744"/>
          <table:table-cell table:number-columns-repeated="16380"/>
        </table:table-row>
        <table:table-row table:style-name="ro1">
          <table:table-cell table:style-name="ce1"/>
          <table:table-cell table:style-name="ce390"/>
          <table:table-cell table:style-name="ce345"/>
          <table:table-cell table:style-name="ce745"/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61">
            <text:p>JD</text:p>
          </table:table-cell>
          <table:table-cell office:value-type="string" table:style-name="ce346">
            <text:p>Daniel</text:p>
          </table:table-cell>
          <table:table-cell office:value-type="string" table:style-name="ce746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362"/>
          <table:table-cell table:style-name="ce347"/>
          <table:table-cell table:style-name="ce747"/>
          <table:table-cell table:number-columns-repeated="16380"/>
        </table:table-row>
        <table:table-row table:style-name="ro1">
          <table:table-cell table:style-name="ce1"/>
          <table:table-cell table:style-name="ce363"/>
          <table:table-cell table:style-name="ce348"/>
          <table:table-cell table:style-name="ce748"/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64">
            <text:p>Daniel</text:p>
          </table:table-cell>
          <table:table-cell office:value-type="string" table:style-name="ce349">
            <text:p>JD</text:p>
          </table:table-cell>
          <table:table-cell office:value-type="string" table:style-name="ce749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365"/>
          <table:table-cell table:style-name="ce350"/>
          <table:table-cell table:style-name="ce750"/>
          <table:table-cell table:number-columns-repeated="16380"/>
        </table:table-row>
        <table:table-row table:style-name="ro1">
          <table:table-cell table:style-name="ce1"/>
          <table:table-cell table:style-name="ce366"/>
          <table:table-cell table:style-name="ce351"/>
          <table:table-cell table:style-name="ce751"/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67">
            <text:p>Daniel</text:p>
          </table:table-cell>
          <table:table-cell office:value-type="string" table:style-name="ce352">
            <text:p>JD</text:p>
          </table:table-cell>
          <table:table-cell office:value-type="string" table:style-name="ce752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68">
            <text:p>Python</text:p>
          </table:table-cell>
          <table:table-cell table:style-name="ce353"/>
          <table:table-cell table:style-name="ce753"/>
          <table:table-cell table:number-columns-repeated="16380"/>
        </table:table-row>
        <table:table-row table:style-name="ro1">
          <table:table-cell table:style-name="ce1"/>
          <table:table-cell table:style-name="ce369"/>
          <table:table-cell table:style-name="ce354"/>
          <table:table-cell table:style-name="ce754"/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70">
            <text:p>JuanSe</text:p>
          </table:table-cell>
          <table:table-cell office:value-type="string" table:style-name="ce355">
            <text:p>JD</text:p>
          </table:table-cell>
          <table:table-cell office:value-type="string" table:style-name="ce755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371"/>
          <table:table-cell table:style-name="ce356"/>
          <table:table-cell table:style-name="ce756"/>
          <table:table-cell table:number-columns-repeated="16380"/>
        </table:table-row>
        <table:table-row table:style-name="ro1">
          <table:table-cell table:style-name="ce1"/>
          <table:table-cell table:style-name="ce372"/>
          <table:table-cell table:style-name="ce357"/>
          <table:table-cell table:style-name="ce757"/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73">
            <text:p>JuanSe</text:p>
          </table:table-cell>
          <table:table-cell office:value-type="string" table:style-name="ce358">
            <text:p>Daniel</text:p>
          </table:table-cell>
          <table:table-cell office:value-type="string" table:style-name="ce758">
            <text:p>JD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374"/>
          <table:table-cell table:style-name="ce359"/>
          <table:table-cell table:style-name="ce759"/>
          <table:table-cell table:number-columns-repeated="16380"/>
        </table:table-row>
        <table:table-row table:style-name="ro1">
          <table:table-cell table:style-name="ce1"/>
          <table:table-cell table:style-name="ce375"/>
          <table:table-cell table:style-name="ce360"/>
          <table:table-cell table:style-name="ce760"/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76">
            <text:p>JD</text:p>
          </table:table-cell>
          <table:table-cell office:value-type="string" table:style-name="ce574">
            <text:p>JuanSe</text:p>
          </table:table-cell>
          <table:table-cell office:value-type="string" table:style-name="ce761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377"/>
          <table:table-cell table:style-name="ce575"/>
          <table:table-cell table:style-name="ce762"/>
          <table:table-cell table:number-columns-repeated="16380"/>
        </table:table-row>
        <table:table-row table:style-name="ro1">
          <table:table-cell table:style-name="ce1"/>
          <table:table-cell table:style-name="ce378"/>
          <table:table-cell table:style-name="ce576"/>
          <table:table-cell table:style-name="ce763"/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79">
            <text:p>Daniel</text:p>
          </table:table-cell>
          <table:table-cell office:value-type="string" table:style-name="ce577">
            <text:p>JD</text:p>
          </table:table-cell>
          <table:table-cell office:value-type="string" table:style-name="ce764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80">
            <text:p>Python</text:p>
          </table:table-cell>
          <table:table-cell table:style-name="ce578"/>
          <table:table-cell table:style-name="ce765"/>
          <table:table-cell table:number-columns-repeated="16380"/>
        </table:table-row>
        <table:table-row table:style-name="ro1">
          <table:table-cell table:style-name="ce1"/>
          <table:table-cell table:style-name="ce381"/>
          <table:table-cell table:style-name="ce579"/>
          <table:table-cell table:style-name="ce766"/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82">
            <text:p>JuanSe</text:p>
          </table:table-cell>
          <table:table-cell office:value-type="string" table:style-name="ce580">
            <text:p>JD</text:p>
          </table:table-cell>
          <table:table-cell office:value-type="string" table:style-name="ce767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383"/>
          <table:table-cell table:style-name="ce581"/>
          <table:table-cell table:style-name="ce768"/>
          <table:table-cell table:number-columns-repeated="16380"/>
        </table:table-row>
        <table:table-row table:style-name="ro1">
          <table:table-cell table:style-name="ce1"/>
          <table:table-cell table:style-name="ce384"/>
          <table:table-cell table:style-name="ce582"/>
          <table:table-cell table:style-name="ce769"/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85">
            <text:p>Daniel</text:p>
          </table:table-cell>
          <table:table-cell office:value-type="string" table:style-name="ce583">
            <text:p>JD</text:p>
          </table:table-cell>
          <table:table-cell office:value-type="string" table:style-name="ce770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448"/>
          <table:table-cell table:style-name="ce584"/>
          <table:table-cell table:style-name="ce771"/>
          <table:table-cell table:number-columns-repeated="16380"/>
        </table:table-row>
        <table:table-row table:style-name="ro1">
          <table:table-cell table:style-name="ce1"/>
          <table:table-cell table:style-name="ce449"/>
          <table:table-cell table:style-name="ce585"/>
          <table:table-cell table:style-name="ce772"/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450">
            <text:p>Daniel</text:p>
          </table:table-cell>
          <table:table-cell office:value-type="string" table:style-name="ce586">
            <text:p>JD</text:p>
          </table:table-cell>
          <table:table-cell office:value-type="string" table:style-name="ce77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451"/>
          <table:table-cell table:style-name="ce587"/>
          <table:table-cell table:style-name="ce774"/>
          <table:table-cell table:number-columns-repeated="16380"/>
        </table:table-row>
        <table:table-row table:style-name="ro1">
          <table:table-cell table:style-name="ce1"/>
          <table:table-cell table:style-name="ce452"/>
          <table:table-cell table:style-name="ce588"/>
          <table:table-cell table:style-name="ce775"/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453">
            <text:p>Daniel</text:p>
          </table:table-cell>
          <table:table-cell office:value-type="string" table:style-name="ce589">
            <text:p>JuanSe</text:p>
          </table:table-cell>
          <table:table-cell office:value-type="string" table:style-name="ce776">
            <text:p>JD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454"/>
          <table:table-cell table:style-name="ce590"/>
          <table:table-cell table:style-name="ce777"/>
          <table:table-cell table:number-columns-repeated="16380"/>
        </table:table-row>
        <table:table-row table:style-name="ro1">
          <table:table-cell table:style-name="ce1"/>
          <table:table-cell table:style-name="ce455"/>
          <table:table-cell table:style-name="ce591"/>
          <table:table-cell table:style-name="ce778"/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456">
            <text:p>JD</text:p>
          </table:table-cell>
          <table:table-cell office:value-type="string" table:style-name="ce592">
            <text:p>JuanSe</text:p>
          </table:table-cell>
          <table:table-cell office:value-type="string" table:style-name="ce779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457"/>
          <table:table-cell table:style-name="ce593"/>
          <table:table-cell table:style-name="ce780"/>
          <table:table-cell table:number-columns-repeated="16380"/>
        </table:table-row>
        <table:table-row table:style-name="ro1">
          <table:table-cell table:style-name="ce1"/>
          <table:table-cell table:style-name="ce458"/>
          <table:table-cell table:style-name="ce594"/>
          <table:table-cell table:style-name="ce781"/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459">
            <text:p>JD</text:p>
          </table:table-cell>
          <table:table-cell office:value-type="string" table:style-name="ce595">
            <text:p>Daniel</text:p>
          </table:table-cell>
          <table:table-cell office:value-type="string" table:style-name="ce782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460"/>
          <table:table-cell table:style-name="ce596"/>
          <table:table-cell table:style-name="ce783"/>
          <table:table-cell table:number-columns-repeated="16380"/>
        </table:table-row>
        <table:table-row table:style-name="ro1">
          <table:table-cell table:style-name="ce1"/>
          <table:table-cell table:style-name="ce461"/>
          <table:table-cell table:style-name="ce597"/>
          <table:table-cell table:style-name="ce784"/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462">
            <text:p>JD</text:p>
          </table:table-cell>
          <table:table-cell office:value-type="string" table:style-name="ce598">
            <text:p>JuanSe</text:p>
          </table:table-cell>
          <table:table-cell office:value-type="string" table:style-name="ce837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463"/>
          <table:table-cell table:style-name="ce599"/>
          <table:table-cell table:style-name="ce838"/>
          <table:table-cell table:number-columns-repeated="16380"/>
        </table:table-row>
        <table:table-row table:style-name="ro1">
          <table:table-cell table:style-name="ce1"/>
          <table:table-cell table:style-name="ce464"/>
          <table:table-cell table:style-name="ce600"/>
          <table:table-cell table:style-name="ce839"/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465">
            <text:p>Daniel</text:p>
          </table:table-cell>
          <table:table-cell office:value-type="string" table:style-name="ce601">
            <text:p>JD</text:p>
          </table:table-cell>
          <table:table-cell office:value-type="string" table:style-name="ce840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466"/>
          <table:table-cell table:style-name="ce602"/>
          <table:table-cell table:style-name="ce841"/>
          <table:table-cell table:number-columns-repeated="16380"/>
        </table:table-row>
        <table:table-row table:style-name="ro1">
          <table:table-cell table:style-name="ce1"/>
          <table:table-cell table:style-name="ce467"/>
          <table:table-cell table:style-name="ce603"/>
          <table:table-cell table:style-name="ce842"/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468">
            <text:p>Daniel</text:p>
          </table:table-cell>
          <table:table-cell office:value-type="string" table:style-name="ce604">
            <text:p>JD</text:p>
          </table:table-cell>
          <table:table-cell office:value-type="string" table:style-name="ce843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469"/>
          <table:table-cell table:style-name="ce605"/>
          <table:table-cell table:style-name="ce844"/>
          <table:table-cell table:number-columns-repeated="16380"/>
        </table:table-row>
        <table:table-row table:style-name="ro1">
          <table:table-cell table:style-name="ce1"/>
          <table:table-cell table:style-name="ce470"/>
          <table:table-cell table:style-name="ce606"/>
          <table:table-cell table:style-name="ce845"/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471">
            <text:p>JD</text:p>
          </table:table-cell>
          <table:table-cell office:value-type="string" table:style-name="ce607">
            <text:p>JuanSe</text:p>
          </table:table-cell>
          <table:table-cell office:value-type="string" table:style-name="ce846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472"/>
          <table:table-cell table:style-name="ce608"/>
          <table:table-cell table:style-name="ce847"/>
          <table:table-cell table:number-columns-repeated="16380"/>
        </table:table-row>
        <table:table-row table:style-name="ro1">
          <table:table-cell table:style-name="ce1"/>
          <table:table-cell table:style-name="ce473"/>
          <table:table-cell table:style-name="ce609"/>
          <table:table-cell table:style-name="ce848"/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474">
            <text:p>JD</text:p>
          </table:table-cell>
          <table:table-cell office:value-type="string" table:style-name="ce610">
            <text:p>Daniel</text:p>
          </table:table-cell>
          <table:table-cell office:value-type="string" table:style-name="ce849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475"/>
          <table:table-cell table:style-name="ce611"/>
          <table:table-cell table:style-name="ce850"/>
          <table:table-cell table:number-columns-repeated="16380"/>
        </table:table-row>
        <table:table-row table:style-name="ro1">
          <table:table-cell table:style-name="ce1"/>
          <table:table-cell table:style-name="ce476"/>
          <table:table-cell table:style-name="ce612"/>
          <table:table-cell table:style-name="ce851"/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477">
            <text:p>JD</text:p>
          </table:table-cell>
          <table:table-cell office:value-type="string" table:style-name="ce613">
            <text:p>Daniel</text:p>
          </table:table-cell>
          <table:table-cell office:value-type="string" table:style-name="ce852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478"/>
          <table:table-cell table:style-name="ce614"/>
          <table:table-cell table:style-name="ce853"/>
          <table:table-cell table:number-columns-repeated="16380"/>
        </table:table-row>
        <table:table-row table:style-name="ro1">
          <table:table-cell table:style-name="ce1"/>
          <table:table-cell table:style-name="ce479"/>
          <table:table-cell table:style-name="ce615"/>
          <table:table-cell table:style-name="ce854"/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480">
            <text:p>Daniel</text:p>
          </table:table-cell>
          <table:table-cell office:value-type="string" table:style-name="ce616">
            <text:p>JD</text:p>
          </table:table-cell>
          <table:table-cell office:value-type="string" table:style-name="ce855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481"/>
          <table:table-cell table:style-name="ce617"/>
          <table:table-cell table:style-name="ce856"/>
          <table:table-cell table:number-columns-repeated="16380"/>
        </table:table-row>
        <table:table-row table:style-name="ro1">
          <table:table-cell table:style-name="ce1"/>
          <table:table-cell table:style-name="ce482"/>
          <table:table-cell table:style-name="ce618"/>
          <table:table-cell table:style-name="ce857"/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483">
            <text:p>Daniel</text:p>
          </table:table-cell>
          <table:table-cell office:value-type="string" table:style-name="ce619">
            <text:p>JD</text:p>
          </table:table-cell>
          <table:table-cell office:value-type="string" table:style-name="ce858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484"/>
          <table:table-cell table:style-name="ce620"/>
          <table:table-cell table:style-name="ce859"/>
          <table:table-cell table:number-columns-repeated="16380"/>
        </table:table-row>
        <table:table-row table:style-name="ro1">
          <table:table-cell table:style-name="ce1"/>
          <table:table-cell table:style-name="ce485"/>
          <table:table-cell table:style-name="ce621"/>
          <table:table-cell table:style-name="ce860"/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486">
            <text:p>Daniel</text:p>
          </table:table-cell>
          <table:table-cell office:value-type="string" table:style-name="ce622">
            <text:p>JuanSe</text:p>
          </table:table-cell>
          <table:table-cell office:value-type="string" table:style-name="ce861">
            <text:p>JD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487"/>
          <table:table-cell table:style-name="ce623"/>
          <table:table-cell table:style-name="ce862"/>
          <table:table-cell table:number-columns-repeated="16380"/>
        </table:table-row>
        <table:table-row table:style-name="ro1">
          <table:table-cell table:style-name="ce1"/>
          <table:table-cell table:style-name="ce488"/>
          <table:table-cell table:style-name="ce624"/>
          <table:table-cell table:style-name="ce863"/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489">
            <text:p>JD</text:p>
          </table:table-cell>
          <table:table-cell office:value-type="string" table:style-name="ce625">
            <text:p>Daniel</text:p>
          </table:table-cell>
          <table:table-cell office:value-type="string" table:style-name="ce864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490"/>
          <table:table-cell table:style-name="ce626"/>
          <table:table-cell table:style-name="ce865"/>
          <table:table-cell table:number-columns-repeated="16380"/>
        </table:table-row>
        <table:table-row table:style-name="ro1">
          <table:table-cell table:style-name="ce1"/>
          <table:table-cell table:style-name="ce491"/>
          <table:table-cell table:style-name="ce627"/>
          <table:table-cell table:style-name="ce866"/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492">
            <text:p>JuanSe</text:p>
          </table:table-cell>
          <table:table-cell office:value-type="string" table:style-name="ce628">
            <text:p>Daniel</text:p>
          </table:table-cell>
          <table:table-cell office:value-type="string" table:style-name="ce867">
            <text:p>JD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493"/>
          <table:table-cell table:style-name="ce629"/>
          <table:table-cell table:style-name="ce868"/>
          <table:table-cell table:number-columns-repeated="16380"/>
        </table:table-row>
        <table:table-row table:style-name="ro1">
          <table:table-cell table:style-name="ce1"/>
          <table:table-cell table:style-name="ce494"/>
          <table:table-cell table:style-name="ce630"/>
          <table:table-cell table:style-name="ce869"/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495">
            <text:p>JuanSe</text:p>
          </table:table-cell>
          <table:table-cell office:value-type="string" table:style-name="ce631">
            <text:p>JD</text:p>
          </table:table-cell>
          <table:table-cell office:value-type="string" table:style-name="ce870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496"/>
          <table:table-cell table:style-name="ce632"/>
          <table:table-cell table:style-name="ce871"/>
          <table:table-cell table:number-columns-repeated="16380"/>
        </table:table-row>
        <table:table-row table:style-name="ro1">
          <table:table-cell table:style-name="ce1"/>
          <table:table-cell table:style-name="ce497"/>
          <table:table-cell table:style-name="ce633"/>
          <table:table-cell table:style-name="ce872"/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498">
            <text:p>Daniel</text:p>
          </table:table-cell>
          <table:table-cell office:value-type="string" table:style-name="ce634">
            <text:p>JuanSe</text:p>
          </table:table-cell>
          <table:table-cell office:value-type="string" table:style-name="ce873">
            <text:p>JD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499"/>
          <table:table-cell table:style-name="ce635"/>
          <table:table-cell table:style-name="ce874"/>
          <table:table-cell table:number-columns-repeated="16380"/>
        </table:table-row>
        <table:table-row table:style-name="ro1">
          <table:table-cell table:style-name="ce1"/>
          <table:table-cell table:style-name="ce500"/>
          <table:table-cell table:style-name="ce636"/>
          <table:table-cell table:style-name="ce875"/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501">
            <text:p>JD</text:p>
          </table:table-cell>
          <table:table-cell office:value-type="string" table:style-name="ce637">
            <text:p>Daniel</text:p>
          </table:table-cell>
          <table:table-cell office:value-type="string" table:style-name="ce876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502"/>
          <table:table-cell table:style-name="ce638"/>
          <table:table-cell table:style-name="ce877"/>
          <table:table-cell table:number-columns-repeated="16380"/>
        </table:table-row>
        <table:table-row table:style-name="ro1">
          <table:table-cell table:style-name="ce1"/>
          <table:table-cell table:style-name="ce503"/>
          <table:table-cell table:style-name="ce639"/>
          <table:table-cell table:style-name="ce878"/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504">
            <text:p>JuanSe</text:p>
          </table:table-cell>
          <table:table-cell office:value-type="string" table:style-name="ce640">
            <text:p>Daniel</text:p>
          </table:table-cell>
          <table:table-cell office:value-type="string" table:style-name="ce879">
            <text:p>JD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505"/>
          <table:table-cell table:style-name="ce641"/>
          <table:table-cell table:style-name="ce880"/>
          <table:table-cell table:number-columns-repeated="16380"/>
        </table:table-row>
        <table:table-row table:style-name="ro1">
          <table:table-cell table:style-name="ce1"/>
          <table:table-cell table:style-name="ce506"/>
          <table:table-cell table:style-name="ce642"/>
          <table:table-cell table:style-name="ce881"/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507">
            <text:p>JuanSe</text:p>
          </table:table-cell>
          <table:table-cell office:value-type="string" table:style-name="ce643">
            <text:p>Daniel</text:p>
          </table:table-cell>
          <table:table-cell office:value-type="string" table:style-name="ce882">
            <text:p>JD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508"/>
          <table:table-cell table:style-name="ce644"/>
          <table:table-cell table:style-name="ce883"/>
          <table:table-cell table:number-columns-repeated="16380"/>
        </table:table-row>
        <table:table-row table:style-name="ro1">
          <table:table-cell table:style-name="ce1"/>
          <table:table-cell table:style-name="ce509"/>
          <table:table-cell table:style-name="ce645"/>
          <table:table-cell table:style-name="ce884"/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510">
            <text:p>JuanSe</text:p>
          </table:table-cell>
          <table:table-cell office:value-type="string" table:style-name="ce646">
            <text:p>Daniel</text:p>
          </table:table-cell>
          <table:table-cell office:value-type="string" table:style-name="ce885">
            <text:p>JD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511"/>
          <table:table-cell table:style-name="ce647"/>
          <table:table-cell table:style-name="ce886"/>
          <table:table-cell table:number-columns-repeated="16380"/>
        </table:table-row>
        <table:table-row table:style-name="ro1">
          <table:table-cell table:style-name="ce1"/>
          <table:table-cell table:style-name="ce512"/>
          <table:table-cell table:style-name="ce648"/>
          <table:table-cell table:style-name="ce887"/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513">
            <text:p>JuanSe</text:p>
          </table:table-cell>
          <table:table-cell office:value-type="string" table:style-name="ce649">
            <text:p>JD</text:p>
          </table:table-cell>
          <table:table-cell office:value-type="string" table:style-name="ce888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514"/>
          <table:table-cell table:style-name="ce650"/>
          <table:table-cell table:style-name="ce889"/>
          <table:table-cell table:number-columns-repeated="16380"/>
        </table:table-row>
        <table:table-row table:style-name="ro1">
          <table:table-cell table:style-name="ce1"/>
          <table:table-cell table:style-name="ce515"/>
          <table:table-cell table:style-name="ce651"/>
          <table:table-cell table:style-name="ce890"/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516">
            <text:p>JuanSe</text:p>
          </table:table-cell>
          <table:table-cell office:value-type="string" table:style-name="ce652">
            <text:p>JD</text:p>
          </table:table-cell>
          <table:table-cell office:value-type="string" table:style-name="ce891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517"/>
          <table:table-cell table:style-name="ce653"/>
          <table:table-cell table:style-name="ce892"/>
          <table:table-cell table:number-columns-repeated="16380"/>
        </table:table-row>
        <table:table-row table:style-name="ro1">
          <table:table-cell table:style-name="ce1"/>
          <table:table-cell table:style-name="ce518"/>
          <table:table-cell table:style-name="ce654"/>
          <table:table-cell table:style-name="ce893"/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519">
            <text:p>Daniel</text:p>
          </table:table-cell>
          <table:table-cell office:value-type="string" table:style-name="ce655">
            <text:p>JD</text:p>
          </table:table-cell>
          <table:table-cell office:value-type="string" table:style-name="ce894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520"/>
          <table:table-cell table:style-name="ce656"/>
          <table:table-cell table:style-name="ce895"/>
          <table:table-cell table:number-columns-repeated="16380"/>
        </table:table-row>
        <table:table-row table:style-name="ro1">
          <table:table-cell table:style-name="ce1"/>
          <table:table-cell table:style-name="ce521"/>
          <table:table-cell table:style-name="ce657"/>
          <table:table-cell table:style-name="ce896"/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522">
            <text:p>JD</text:p>
          </table:table-cell>
          <table:table-cell office:value-type="string" table:style-name="ce658">
            <text:p>Daniel</text:p>
          </table:table-cell>
          <table:table-cell office:value-type="string" table:style-name="ce825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563"/>
          <table:table-cell table:style-name="ce437"/>
          <table:table-cell table:style-name="ce826"/>
          <table:table-cell table:number-columns-repeated="16380"/>
        </table:table-row>
        <table:table-row table:style-name="ro1">
          <table:table-cell table:style-name="ce1"/>
          <table:table-cell table:style-name="ce564"/>
          <table:table-cell table:style-name="ce438"/>
          <table:table-cell table:style-name="ce827"/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565">
            <text:p>JuanSe</text:p>
          </table:table-cell>
          <table:table-cell office:value-type="string" table:style-name="ce439">
            <text:p>JD</text:p>
          </table:table-cell>
          <table:table-cell office:value-type="string" table:style-name="ce828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566"/>
          <table:table-cell table:style-name="ce440"/>
          <table:table-cell table:style-name="ce829"/>
          <table:table-cell table:number-columns-repeated="16380"/>
        </table:table-row>
        <table:table-row table:style-name="ro1">
          <table:table-cell table:style-name="ce1"/>
          <table:table-cell table:style-name="ce567"/>
          <table:table-cell table:style-name="ce441"/>
          <table:table-cell table:style-name="ce815"/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553">
            <text:p>JuanSe</text:p>
          </table:table-cell>
          <table:table-cell office:value-type="string" table:style-name="ce427">
            <text:p>JD</text:p>
          </table:table-cell>
          <table:table-cell office:value-type="string" table:style-name="ce816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554"/>
          <table:table-cell table:style-name="ce428"/>
          <table:table-cell table:style-name="ce817"/>
          <table:table-cell table:number-columns-repeated="16380"/>
        </table:table-row>
        <table:table-row table:style-name="ro1">
          <table:table-cell table:style-name="ce1"/>
          <table:table-cell table:style-name="ce555"/>
          <table:table-cell table:style-name="ce429"/>
          <table:table-cell table:style-name="ce818"/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556">
            <text:p>JD</text:p>
          </table:table-cell>
          <table:table-cell office:value-type="string" table:style-name="ce430">
            <text:p>JuanSe</text:p>
          </table:table-cell>
          <table:table-cell office:value-type="string" table:style-name="ce819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557"/>
          <table:table-cell table:style-name="ce431"/>
          <table:table-cell table:style-name="ce805"/>
          <table:table-cell table:number-columns-repeated="16380"/>
        </table:table-row>
        <table:table-row table:style-name="ro1">
          <table:table-cell table:style-name="ce1"/>
          <table:table-cell table:style-name="ce538"/>
          <table:table-cell table:style-name="ce417"/>
          <table:table-cell table:style-name="ce806"/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539">
            <text:p>JD</text:p>
          </table:table-cell>
          <table:table-cell office:value-type="string" table:style-name="ce418">
            <text:p>Daniel</text:p>
          </table:table-cell>
          <table:table-cell office:value-type="string" table:style-name="ce807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540"/>
          <table:table-cell table:style-name="ce419"/>
          <table:table-cell table:style-name="ce808"/>
          <table:table-cell table:number-columns-repeated="16380"/>
        </table:table-row>
        <table:table-row table:style-name="ro1">
          <table:table-cell table:style-name="ce1"/>
          <table:table-cell table:style-name="ce541"/>
          <table:table-cell table:style-name="ce420"/>
          <table:table-cell table:style-name="ce809"/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542">
            <text:p>Daniel</text:p>
          </table:table-cell>
          <table:table-cell office:value-type="string" table:style-name="ce421">
            <text:p>JD</text:p>
          </table:table-cell>
          <table:table-cell office:value-type="string" table:style-name="ce795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533"/>
          <table:table-cell table:style-name="ce407"/>
          <table:table-cell table:style-name="ce796"/>
          <table:table-cell table:number-columns-repeated="16380"/>
        </table:table-row>
        <table:table-row table:style-name="ro1">
          <table:table-cell table:style-name="ce1"/>
          <table:table-cell table:style-name="ce534"/>
          <table:table-cell table:style-name="ce408"/>
          <table:table-cell table:style-name="ce797"/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535">
            <text:p>JuanSe</text:p>
          </table:table-cell>
          <table:table-cell office:value-type="string" table:style-name="ce409">
            <text:p>JD</text:p>
          </table:table-cell>
          <table:table-cell office:value-type="string" table:style-name="ce798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536"/>
          <table:table-cell table:style-name="ce410"/>
          <table:table-cell table:style-name="ce799"/>
          <table:table-cell table:number-columns-repeated="16380"/>
        </table:table-row>
        <table:table-row table:style-name="ro1">
          <table:table-cell table:style-name="ce1"/>
          <table:table-cell table:style-name="ce537"/>
          <table:table-cell table:style-name="ce411"/>
          <table:table-cell table:style-name="ce785"/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523">
            <text:p>Daniel</text:p>
          </table:table-cell>
          <table:table-cell office:value-type="string" table:style-name="ce397">
            <text:p>JuanSe</text:p>
          </table:table-cell>
          <table:table-cell office:value-type="string" table:style-name="ce786">
            <text:p>JD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524"/>
          <table:table-cell table:style-name="ce398"/>
          <table:table-cell table:style-name="ce787"/>
          <table:table-cell table:number-columns-repeated="16380"/>
        </table:table-row>
        <table:table-row table:style-name="ro1">
          <table:table-cell table:style-name="ce1"/>
          <table:table-cell table:style-name="ce525"/>
          <table:table-cell table:style-name="ce399"/>
          <table:table-cell table:style-name="ce788"/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526">
            <text:p>Daniel</text:p>
          </table:table-cell>
          <table:table-cell office:value-type="string" table:style-name="ce400">
            <text:p>JuanSe</text:p>
          </table:table-cell>
          <table:table-cell office:value-type="string" table:style-name="ce789">
            <text:p>JD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527"/>
          <table:table-cell table:style-name="ce401"/>
          <table:table-cell table:style-name="ce790"/>
          <table:table-cell table:number-columns-repeated="16380"/>
        </table:table-row>
        <table:table-row table:style-name="ro1">
          <table:table-cell table:style-name="ce1"/>
          <table:table-cell table:style-name="ce528"/>
          <table:table-cell table:style-name="ce402"/>
          <table:table-cell table:style-name="ce791"/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529">
            <text:p>JuanSe</text:p>
          </table:table-cell>
          <table:table-cell office:value-type="string" table:style-name="ce403">
            <text:p>Daniel</text:p>
          </table:table-cell>
          <table:table-cell office:value-type="string" table:style-name="ce792">
            <text:p>JD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530"/>
          <table:table-cell table:style-name="ce404"/>
          <table:table-cell table:style-name="ce793"/>
          <table:table-cell table:number-columns-repeated="16380"/>
        </table:table-row>
        <table:table-row table:style-name="ro1">
          <table:table-cell table:style-name="ce1"/>
          <table:table-cell table:style-name="ce531"/>
          <table:table-cell table:style-name="ce405"/>
          <table:table-cell table:style-name="ce794"/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532">
            <text:p>JD</text:p>
          </table:table-cell>
          <table:table-cell office:value-type="string" table:style-name="ce406">
            <text:p>Daniel</text:p>
          </table:table-cell>
          <table:table-cell office:value-type="string" table:style-name="ce800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543"/>
          <table:table-cell table:style-name="ce412"/>
          <table:table-cell table:style-name="ce801"/>
          <table:table-cell table:number-columns-repeated="16380"/>
        </table:table-row>
        <table:table-row table:style-name="ro1">
          <table:table-cell table:style-name="ce1"/>
          <table:table-cell table:style-name="ce544"/>
          <table:table-cell table:style-name="ce413"/>
          <table:table-cell table:style-name="ce802"/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545">
            <text:p>JuanSe</text:p>
          </table:table-cell>
          <table:table-cell office:value-type="string" table:style-name="ce414">
            <text:p>JD</text:p>
          </table:table-cell>
          <table:table-cell office:value-type="string" table:style-name="ce80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546"/>
          <table:table-cell table:style-name="ce415"/>
          <table:table-cell table:style-name="ce804"/>
          <table:table-cell table:number-columns-repeated="16380"/>
        </table:table-row>
        <table:table-row table:style-name="ro1">
          <table:table-cell table:style-name="ce1"/>
          <table:table-cell table:style-name="ce547"/>
          <table:table-cell table:style-name="ce416"/>
          <table:table-cell table:style-name="ce810"/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548">
            <text:p>Daniel</text:p>
          </table:table-cell>
          <table:table-cell office:value-type="string" table:style-name="ce422">
            <text:p>JD</text:p>
          </table:table-cell>
          <table:table-cell office:value-type="string" table:style-name="ce811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549"/>
          <table:table-cell table:style-name="ce423"/>
          <table:table-cell table:style-name="ce812"/>
          <table:table-cell table:number-columns-repeated="16380"/>
        </table:table-row>
        <table:table-row table:style-name="ro1">
          <table:table-cell table:style-name="ce1"/>
          <table:table-cell table:style-name="ce550"/>
          <table:table-cell table:style-name="ce424"/>
          <table:table-cell table:style-name="ce813"/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551">
            <text:p>JD</text:p>
          </table:table-cell>
          <table:table-cell office:value-type="string" table:style-name="ce425">
            <text:p>JuanSe</text:p>
          </table:table-cell>
          <table:table-cell office:value-type="string" table:style-name="ce814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552"/>
          <table:table-cell table:style-name="ce426"/>
          <table:table-cell table:style-name="ce820"/>
          <table:table-cell table:number-columns-repeated="16380"/>
        </table:table-row>
        <table:table-row table:style-name="ro1">
          <table:table-cell table:style-name="ce1"/>
          <table:table-cell table:style-name="ce558"/>
          <table:table-cell table:style-name="ce432"/>
          <table:table-cell table:style-name="ce821"/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559">
            <text:p>Daniel</text:p>
          </table:table-cell>
          <table:table-cell office:value-type="string" table:style-name="ce433">
            <text:p>JuanSe</text:p>
          </table:table-cell>
          <table:table-cell office:value-type="string" table:style-name="ce822">
            <text:p>JD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560"/>
          <table:table-cell table:style-name="ce434"/>
          <table:table-cell table:style-name="ce823"/>
          <table:table-cell table:number-columns-repeated="16380"/>
        </table:table-row>
        <table:table-row table:style-name="ro1">
          <table:table-cell table:style-name="ce1"/>
          <table:table-cell table:style-name="ce561"/>
          <table:table-cell table:style-name="ce435"/>
          <table:table-cell table:style-name="ce824"/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562">
            <text:p>Daniel</text:p>
          </table:table-cell>
          <table:table-cell office:value-type="string" table:style-name="ce436">
            <text:p>JD</text:p>
          </table:table-cell>
          <table:table-cell office:value-type="string" table:style-name="ce830">
            <text:p>JuanSe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568"/>
          <table:table-cell table:style-name="ce442"/>
          <table:table-cell table:style-name="ce831"/>
          <table:table-cell table:number-columns-repeated="16380"/>
        </table:table-row>
        <table:table-row table:style-name="ro1">
          <table:table-cell table:style-name="ce1"/>
          <table:table-cell table:style-name="ce569"/>
          <table:table-cell table:style-name="ce443"/>
          <table:table-cell table:style-name="ce832"/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570">
            <text:p>JuanSe</text:p>
          </table:table-cell>
          <table:table-cell office:value-type="string" table:style-name="ce444">
            <text:p>JD</text:p>
          </table:table-cell>
          <table:table-cell office:value-type="string" table:style-name="ce833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571"/>
          <table:table-cell table:style-name="ce445"/>
          <table:table-cell table:style-name="ce834"/>
          <table:table-cell table:number-columns-repeated="16380"/>
        </table:table-row>
        <table:table-row table:style-name="ro1">
          <table:table-cell table:style-name="ce1"/>
          <table:table-cell table:style-name="ce572"/>
          <table:table-cell table:style-name="ce446"/>
          <table:table-cell table:style-name="ce835"/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573">
            <text:p>JD</text:p>
          </table:table-cell>
          <table:table-cell office:value-type="string" table:style-name="ce447">
            <text:p>JuanSe</text:p>
          </table:table-cell>
          <table:table-cell office:value-type="string" table:style-name="ce836">
            <text:p>Daniel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 table:style-name="ce1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89C765"/>
    </style:style>
    <style:style style:name="Untitled2" style:family="table-cell" style:data-style-name="N0">
      <style:table-cell-properties style:vertical-align="automatic" fo:background-color="#BCAED5"/>
    </style:style>
    <style:style style:name="Untitled3" style:family="table-cell" style:data-style-name="N0">
      <style:table-cell-properties style:vertical-align="automatic" fo:background-color="#FCD3C1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BCAED5"/>
    </style:style>
    <style:style style:name="cf2" style:family="table-cell">
      <style:table-cell-properties fo:background-color="#89C765"/>
    </style:style>
    <style:style style:name="cf3" style:family="table-cell">
      <style:table-cell-properties fo:background-color="#FCD3C1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Gamer Fx</dc:creator>
    <meta:creation-date>2018-12-15T13:41:42Z</meta:creation-date>
    <dc:date>2019-01-02T02:46:07Z</dc:date>
    <meta:editing-cycles>54</meta:editing-cycles>
    <meta:editing-duration>PT37382S</meta:editing-duration>
  </office:meta>
</office:document-meta>
</file>